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36cm" fo:min-width="0.11cm"/>
    </style:style>
    <style:style style:name="gr2" style:family="graphic" style:parent-style-name="standard">
      <style:graphic-properties svg:stroke-color="#000000" draw:fill="solid" draw:fill-color="#f7a19a" draw:textarea-horizontal-align="justify" draw:textarea-vertical-align="middle" draw:auto-grow-height="false" fo:min-height="0.36cm" fo:min-width="0.1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7a19a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cm" svg:height="0.61cm" svg:x="2.524cm" svg:y="2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1cm" svg:height="0.61cm" svg:x="3.124cm" svg:y="2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1cm" svg:height="0.61cm" svg:x="3.743cm" svg:y="2.6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4.343cm" svg:y="2.6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cm" svg:height="0.61cm" svg:x="4.962cm" svg:y="2.6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5.562cm" svg:y="2.6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6.181cm" svg:y="2.6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6.781cm" svg:y="2.6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7.401cm" svg:y="2.6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cm" svg:height="0.61cm" svg:x="8.001cm" svg:y="2.6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8.62cm" svg:y="2.6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9.22cm" svg:y="2.6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9.839cm" svg:y="2.6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10.439cm" svg:y="2.6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cm" svg:height="0.61cm" svg:x="11.058cm" svg:y="2.6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11.658cm" svg:y="2.6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12.278cm" svg:y="2.6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12.878cm" svg:y="2.6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13.497cm" svg:y="2.6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cm" svg:height="0.61cm" svg:x="14.097cm" svg:y="2.6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14.716cm" svg:y="2.6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15.316cm" svg:y="2.6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15.935cm" svg:y="2.6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16.535cm" svg:y="2.6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2.525cm" svg:y="3.2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cm" svg:height="0.61cm" svg:x="3.125cm" svg:y="3.2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3.744cm" svg:y="3.2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4.344cm" svg:y="3.2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4.963cm" svg:y="3.2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5.563cm" svg:y="3.2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cm" svg:height="0.61cm" svg:x="6.182cm" svg:y="3.2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6.782cm" svg:y="3.2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7.402cm" svg:y="3.2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8.002cm" svg:y="3.2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8.621cm" svg:y="3.2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cm" svg:height="0.61cm" svg:x="9.221cm" svg:y="3.2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9.84cm" svg:y="3.2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10.44cm" svg:y="3.2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11.059cm" svg:y="3.2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11.659cm" svg:y="3.2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cm" svg:height="0.61cm" svg:x="12.279cm" svg:y="3.2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12.879cm" svg:y="3.2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13.498cm" svg:y="3.2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14.098cm" svg:y="3.2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14.717cm" svg:y="3.2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cm" svg:height="0.61cm" svg:x="15.317cm" svg:y="3.2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15.936cm" svg:y="3.2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cm" svg:height="0.61cm" svg:x="16.536cm" svg:y="3.22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8cm" svg:height="0.962cm" svg:x="2.36cm" svg:y="1.562cm">
          <draw:text-box>
            <text:p>1</text:p>
          </draw:text-box>
        </draw:frame>
        <draw:frame draw:style-name="gr3" draw:text-style-name="P3" draw:layer="layout" svg:width="0.98cm" svg:height="0.962cm" svg:x="4.86cm" svg:y="1.562cm">
          <draw:text-box>
            <text:p>5</text:p>
          </draw:text-box>
        </draw:frame>
        <draw:frame draw:style-name="gr3" draw:text-style-name="P3" draw:layer="layout" svg:width="1.241cm" svg:height="0.962cm" svg:x="7.76cm" svg:y="1.562cm">
          <draw:text-box>
            <text:p>10</text:p>
          </draw:text-box>
        </draw:frame>
        <draw:frame draw:style-name="gr3" draw:text-style-name="P3" draw:layer="layout" svg:width="1.241cm" svg:height="0.962cm" svg:x="10.761cm" svg:y="1.562cm">
          <draw:text-box>
            <text:p>15</text:p>
          </draw:text-box>
        </draw:frame>
        <draw:frame draw:style-name="gr3" draw:text-style-name="P3" draw:layer="layout" svg:width="1.241cm" svg:height="0.962cm" svg:x="13.762cm" svg:y="1.562cm">
          <draw:text-box>
            <text:p>20</text:p>
          </draw:text-box>
        </draw:frame>
        <draw:frame draw:style-name="gr3" draw:text-style-name="P3" draw:layer="layout" svg:width="1.241cm" svg:height="0.962cm" svg:x="16.263cm" svg:y="1.562cm">
          <draw:text-box>
            <text:p>2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22:17:50.263973294</meta:creation-date>
    <dc:date>2019-07-28T22:25:11.309872796</dc:date>
    <meta:editing-duration>PT7M22S</meta:editing-duration>
    <meta:editing-cycles>1</meta:editing-cycles>
    <meta:document-statistic meta:object-count="54"/>
    <meta:generator>LibreOffice/6.0.7.3$Linux_X86_64 LibreOffice_project/00m0$Build-3</meta:generator>
  </office:meta>
</office:document-meta>
</file>